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bold" style:font-weight-asian="bold" style:font-weight-complex="bold"/>
    </style:style>
    <style:style style:name="P2" style:family="paragraph" style:parent-style-name="Standard">
      <style:paragraph-properties fo:padding="0.0193in" fo:border="0.06pt solid #d9d9e3"/>
      <style:text-properties loext:padding="0.0193in" loext:border="0.06pt solid #d9d9e3"/>
    </style:style>
    <style:style style:name="P3" style:family="paragraph" style:parent-style-name="Standard">
      <style:paragraph-properties fo:padding="0.0193in" fo:border="0.06pt solid #d9d9e3"/>
      <style:text-properties fo:font-weight="bold" style:font-weight-asian="bold" style:font-weight-complex="bold" loext:padding="0.0193in" loext:border="0.06pt solid #d9d9e3"/>
    </style:style>
    <style:style style:name="P4" style:family="paragraph" style:parent-style-name="Text_20_body">
      <style:paragraph-properties fo:padding="0.0193in" fo:border="0.06pt solid #d9d9e3"/>
    </style:style>
    <style:style style:name="P5" style:family="paragraph" style:parent-style-name="Text_20_body" style:list-style-name="L1">
      <style:paragraph-properties fo:padding="0.0193in" fo:border="0.06pt solid #d9d9e3"/>
    </style:style>
    <style:style style:name="P6" style:family="paragraph" style:parent-style-name="Text_20_body">
      <style:paragraph-properties fo:padding="0.0193in" fo:border="0.06pt solid #d9d9e3"/>
      <style:text-properties fo:font-weight="bold" style:font-weight-asian="bold" style:font-weight-complex="bold"/>
    </style:style>
    <style:style style:name="P7" style:family="paragraph" style:parent-style-name="Text_20_body">
      <style:paragraph-properties fo:padding="0.0193in" fo:border="0.06pt solid #d9d9e3"/>
      <style:text-properties fo:color="#000000" fo:background-color="#ffffff"/>
    </style:style>
    <style:style style:name="P8" style:family="paragraph" style:parent-style-name="Text_20_body">
      <style:paragraph-properties fo:padding="0.0193in" fo:border="0.06pt solid #d9d9e3"/>
      <style:text-properties fo:color="#000000" fo:font-weight="bold" style:font-weight-asian="bold" style:font-weight-complex="bold"/>
    </style:style>
    <style:style style:name="P9" style:family="paragraph" style:parent-style-name="Text_20_body">
      <style:paragraph-properties fo:padding="0.0193in" fo:border="0.06pt solid #d9d9e3"/>
      <style:text-properties fo:font-variant="normal" fo:text-transform="none" fo:color="#343541" style:font-name="S hne" fo:font-size="12pt" fo:letter-spacing="normal" fo:font-style="normal" fo:font-weight="normal" style:font-weight-asian="normal" style:font-weight-complex="normal"/>
    </style:style>
    <style:style style:name="P10" style:family="paragraph" style:parent-style-name="Text_20_body">
      <style:paragraph-properties fo:padding="0.0193in" fo:border="0.06pt solid #d9d9e3"/>
      <style:text-properties fo:font-variant="normal" fo:text-transform="none" fo:color="#343541" style:font-name="S hne" fo:font-size="12pt" fo:letter-spacing="normal" fo:font-style="normal" fo:font-weight="bold" style:font-weight-asian="bold" style:font-weight-complex="bold"/>
    </style:style>
    <style:style style:name="P11" style:family="paragraph" style:parent-style-name="Text_20_body">
      <style:paragraph-properties fo:padding="0.0193in" fo:border="0.06pt solid #d9d9e3"/>
      <style:text-properties fo:font-variant="normal" fo:text-transform="none" fo:color="#000000" style:font-name="Söhne Mono" fo:font-size="10.5pt" fo:letter-spacing="normal" fo:font-style="normal" fo:font-weight="bold" style:font-weight-asian="bold" style:font-weight-complex="bold"/>
    </style:style>
    <style:style style:name="P12" style:family="paragraph" style:parent-style-name="Text_20_body">
      <style:paragraph-properties fo:padding="0.0193in" fo:border="0.06pt solid #d9d9e3"/>
      <style:text-properties fo:font-variant="normal" fo:text-transform="none" fo:color="#000000" style:font-name="S hne" fo:font-size="12pt" fo:letter-spacing="normal" fo:font-style="normal" fo:font-weight="bold" style:font-weight-asian="bold" style:font-weight-complex="bold"/>
    </style:style>
    <style:style style:name="P13" style:family="paragraph" style:parent-style-name="Text_20_body">
      <style:paragraph-properties fo:padding="0.0193in" fo:border="0.06pt solid #d9d9e3"/>
      <style:text-properties fo:font-variant="normal" fo:text-transform="none" fo:color="#000000" style:font-name="S hne" fo:font-size="12pt" fo:letter-spacing="normal" fo:font-style="normal" fo:font-weight="bold" style:font-weight-asian="bold" style:font-weight-complex="bold" loext:padding="0.0193in" loext:border="0.06pt solid #d9d9e3"/>
    </style:style>
    <style:style style:name="P14" style:family="paragraph" style:parent-style-name="Text_20_body">
      <style:paragraph-properties fo:padding="0.0193in" fo:border="0.06pt solid #d9d9e3"/>
      <style:text-properties fo:font-variant="normal" fo:text-transform="none" fo:color="#000000" style:font-name="S hne" fo:font-size="12pt" fo:letter-spacing="normal" fo:font-style="normal" fo:font-weight="bold" officeooo:paragraph-rsid="002275f4" style:font-weight-asian="bold" style:font-weight-complex="bold" loext:padding="0.0193in" loext:border="0.06pt solid #d9d9e3"/>
    </style:style>
    <style:style style:name="P15" style:family="paragraph" style:parent-style-name="Text_20_body">
      <style:paragraph-properties fo:padding="0.0193in" fo:border="0.06pt solid #d9d9e3"/>
      <style:text-properties fo:font-variant="normal" fo:text-transform="none" fo:color="#000000" style:font-name="S hne" fo:font-size="12pt" fo:letter-spacing="normal" fo:font-style="normal" fo:font-weight="normal" style:font-weight-asian="normal" style:font-weight-complex="normal" loext:padding="0.0193in" loext:border="0.06pt solid #d9d9e3"/>
    </style:style>
    <style:style style:name="P16" style:family="paragraph" style:parent-style-name="Text_20_body" style:list-style-name="L2">
      <style:paragraph-properties fo:padding="0.0193in" fo:border="0.06pt solid #d9d9e3"/>
    </style:style>
    <style:style style:name="P17" style:family="paragraph" style:parent-style-name="Text_20_body">
      <style:paragraph-properties fo:padding="0.0193in" fo:border="0.06pt solid #d9d9e3"/>
      <style:text-properties loext:padding="0.0193in" loext:border="0.06pt solid #d9d9e3"/>
    </style:style>
    <style:style style:name="P18" style:family="paragraph" style:parent-style-name="Text_20_body" style:list-style-name="L3">
      <style:paragraph-properties fo:padding="0.0193in" fo:border="0.06pt solid #d9d9e3"/>
      <style:text-properties loext:padding="0.0193in" loext:border="0.06pt solid #d9d9e3"/>
    </style:style>
    <style:style style:name="P19" style:family="paragraph" style:parent-style-name="Text_20_body" style:list-style-name="L4">
      <style:paragraph-properties fo:padding="0.0193in" fo:border="0.06pt solid #d9d9e3"/>
    </style:style>
    <style:style style:name="P20" style:family="paragraph" style:parent-style-name="Text_20_body" style:list-style-name="L5">
      <style:paragraph-properties fo:padding="0.0193in" fo:border="0.06pt solid #d9d9e3"/>
    </style:style>
    <style:style style:name="P21" style:family="paragraph" style:parent-style-name="Text_20_body" style:list-style-name="L7">
      <style:paragraph-properties fo:padding="0.0193in" fo:border="0.06pt solid #d9d9e3"/>
    </style:style>
    <style:style style:name="P22" style:family="paragraph" style:parent-style-name="Text_20_body" style:list-style-name="L10">
      <style:paragraph-properties fo:padding="0.0193in" fo:border="0.06pt solid #d9d9e3"/>
    </style:style>
    <style:style style:name="P23" style:family="paragraph" style:parent-style-name="Text_20_body" style:list-style-name="L11">
      <style:paragraph-properties fo:padding="0.0193in" fo:border="0.06pt solid #d9d9e3"/>
    </style:style>
    <style:style style:name="P24" style:family="paragraph" style:parent-style-name="Text_20_body" style:list-style-name="L12">
      <style:paragraph-properties fo:padding="0.0193in" fo:border="0.06pt solid #d9d9e3"/>
    </style:style>
    <style:style style:name="P25" style:family="paragraph" style:parent-style-name="Text_20_body" style:list-style-name="L13">
      <style:paragraph-properties fo:padding="0.0193in" fo:border="0.06pt solid #d9d9e3"/>
    </style:style>
    <style:style style:name="P26" style:family="paragraph" style:parent-style-name="Text_20_body" style:list-style-name="L14">
      <style:paragraph-properties fo:padding="0.0193in" fo:border="0.06pt solid #d9d9e3"/>
    </style:style>
    <style:style style:name="P27" style:family="paragraph" style:parent-style-name="Text_20_body" style:list-style-name="L15">
      <style:paragraph-properties fo:padding="0.0193in" fo:border="0.06pt solid #d9d9e3"/>
    </style:style>
    <style:style style:name="P28" style:family="paragraph" style:parent-style-name="Text_20_body" style:list-style-name="L16">
      <style:paragraph-properties fo:padding="0.0193in" fo:border="0.06pt solid #d9d9e3"/>
    </style:style>
    <style:style style:name="P29" style:family="paragraph" style:parent-style-name="Text_20_body" style:list-style-name="L17">
      <style:paragraph-properties fo:padding="0.0193in" fo:border="0.06pt solid #d9d9e3"/>
    </style:style>
    <style:style style:name="P30" style:family="paragraph" style:parent-style-name="Text_20_body">
      <style:paragraph-properties fo:margin-top="0in" fo:margin-bottom="0in" loext:contextual-spacing="false"/>
      <style:text-properties loext:padding="0.0193in" loext:border="0.06pt solid #d9d9e3"/>
    </style:style>
    <style:style style:name="P31" style:family="paragraph" style:parent-style-name="Text_20_body" style:list-style-name="L1">
      <style:paragraph-properties fo:margin-top="0in" fo:margin-bottom="0in" loext:contextual-spacing="false" fo:padding="0.0193in" fo:border="0.06pt solid #d9d9e3"/>
    </style:style>
    <style:style style:name="P32" style:family="paragraph" style:parent-style-name="Text_20_body" style:list-style-name="L3">
      <style:paragraph-properties fo:margin-top="0in" fo:margin-bottom="0in" loext:contextual-spacing="false" fo:padding="0.0193in" fo:border="0.06pt solid #d9d9e3"/>
    </style:style>
    <style:style style:name="P33" style:family="paragraph" style:parent-style-name="Text_20_body" style:list-style-name="L3">
      <style:paragraph-properties fo:margin-top="0in" fo:margin-bottom="0in" loext:contextual-spacing="false" fo:padding="0.0193in" fo:border="0.06pt solid #d9d9e3"/>
      <style:text-properties loext:padding="0.0193in" loext:border="0.06pt solid #d9d9e3"/>
    </style:style>
    <style:style style:name="P34" style:family="paragraph" style:parent-style-name="Text_20_body">
      <style:paragraph-properties fo:margin-left="0in" fo:margin-right="0in" fo:orphans="2" fo:widows="2" fo:text-indent="0in" style:auto-text-indent="false"/>
      <style:text-properties fo:font-variant="normal" fo:text-transform="none" fo:color="#343541" style:font-name="S hne" fo:font-size="12pt" fo:letter-spacing="normal" fo:font-style="normal" fo:font-weight="normal" style:font-weight-asian="normal" style:font-weight-complex="normal"/>
    </style:style>
    <style:style style:name="T1" style:family="text">
      <style:text-properties loext:padding="0.0193in" loext:border="0.06pt solid #d9d9e3"/>
    </style:style>
    <style:style style:name="T2" style:family="text">
      <style:text-properties fo:font-variant="normal" fo:text-transform="none" fo:color="#343541" style:font-name="S hne" fo:font-size="12pt" fo:letter-spacing="normal" fo:font-style="normal"/>
    </style:style>
    <style:style style:name="T3" style:family="text">
      <style:text-properties fo:font-variant="normal" fo:text-transform="none" fo:color="#343541" style:font-name="S hne" fo:font-size="12pt" fo:letter-spacing="normal" fo:font-style="normal" fo:font-weight="normal"/>
    </style:style>
    <style:style style:name="T4" style:family="text">
      <style:text-properties fo:font-variant="normal" fo:text-transform="none" fo:color="#343541" style:font-name="S hne" fo:font-size="12pt" fo:letter-spacing="normal" fo:font-style="normal" fo:font-weight="normal" style:font-weight-asian="normal" style:font-weight-complex="normal"/>
    </style:style>
    <style:style style:name="T5" style:family="text">
      <style:text-properties fo:font-variant="normal" fo:text-transform="none" fo:color="#343541" style:font-name="S hne" fo:font-size="12pt" fo:letter-spacing="normal" fo:font-style="normal" officeooo:rsid="000c233e"/>
    </style:style>
    <style:style style:name="T6" style:family="text">
      <style:text-properties fo:font-variant="normal" fo:text-transform="none" fo:color="#343541" fo:font-size="12pt" fo:letter-spacing="normal" fo:font-style="normal" fo:font-weight="normal" style:font-weight-asian="normal" style:font-weight-complex="normal" loext:padding="0.0193in" loext:border="0.06pt solid #d9d9e3"/>
    </style:style>
    <style:style style:name="T7" style:family="text">
      <style:text-properties fo:font-variant="normal" fo:text-transform="none" fo:color="#ffffff" style:font-name="Söhne Mono" fo:font-size="10.5pt" fo:letter-spacing="normal" fo:font-style="normal" fo:font-weight="normal" fo:background-color="#000000" loext:char-shading-value="0" style:font-weight-asian="normal" style:font-weight-complex="normal"/>
    </style:style>
    <style:style style:name="T8" style:family="text">
      <style:text-properties fo:font-variant="normal" fo:text-transform="none" style:font-name="Söhne Mono" fo:font-size="10.5pt" fo:letter-spacing="normal" fo:font-style="normal" fo:font-weight="normal" style:font-weight-asian="normal" style:font-weight-complex="normal"/>
    </style:style>
    <style:style style:name="T9" style:family="text">
      <style:text-properties fo:font-variant="normal" fo:text-transform="none" fo:color="#000000" style:font-name="Söhne Mono" fo:font-size="10.5pt" fo:letter-spacing="normal" fo:font-style="normal"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style:font-weight-asian="normal" style:font-weight-complex="normal" loext:padding="0.0193in" loext:border="0.06pt solid #d9d9e3"/>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loext:padding="0.0193in" loext:border="0.06pt solid #d9d9e3"/>
    </style:style>
    <style:style style:name="T15" style:family="text">
      <style:text-properties officeooo:rsid="001bd071"/>
    </style:style>
    <style:style style:name="T16" style:family="text">
      <style:text-properties fo:color="#d1d5db"/>
    </style:style>
    <style:style style:name="T17" style:family="text">
      <style:text-properties fo:color="#d1d5db" fo:font-weight="normal"/>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you explain technically how can I tokenize an assest, for example carbon credit for carbon compensation?</text:p>
      <text:p text:style-name="P1"/>
      <text:p text:style-name="P34">Tokenizing an asset, such as carbon credits for carbon compensation, involves representing ownership or value of the asset as digital tokens on a blockchain or distributed ledger technology. This process can be quite complex, involving several technical steps. Here's a high-level overview of how you might tokenize carbon credits:</text:p>
      <text:list xml:id="list1934243235" text:style-name="L1">
        <text:list-item>
          <text:p text:style-name="P5"><text:span text:style-name="Strong_20_Emphasis"><text:span text:style-name="T1">Choose a Blockchain Platform:</text:span></text:span> Select a suitable blockchain platform for tokenization. Ethereum, Binance Smart Chain, and others support token creation and have robust smart contract capabilities.</text:p>
        </text:list-item>
        <text:list-item>
          <text:p text:style-name="P5"><text:span text:style-name="Strong_20_Emphasis"><text:span text:style-name="T1">Smart Contract Development:</text:span></text:span></text:p>
          <text:list>
            <text:list-item>
              <text:p text:style-name="P31">Design a smart contract that defines the characteristics of your carbon credit tokens. This includes details like the total supply of tokens, divisibility, ownership transfer mechanisms, and any additional functionalities specific to carbon credit management.</text:p>
            </text:list-item>
            <text:list-item>
              <text:p text:style-name="P31">Implement the logic to ensure that each token represents a defined unit of carbon credits (e.g., one token equals one ton of CO2).</text:p>
            </text:list-item>
          </text:list>
        </text:list-item>
        <text:list-item>
          <text:p text:style-name="P5"><text:span text:style-name="Strong_20_Emphasis"><text:span text:style-name="T1">Verification and Validation:</text:span></text:span></text:p>
          <text:list>
            <text:list-item>
              <text:p text:style-name="P31">Establish a method for verifying and validating carbon credits in the real world. This could involve integrating with external systems that track carbon emissions and reductions, ensuring that the credits being tokenized are legitimate and accurate.</text:p>
            </text:list-item>
          </text:list>
        </text:list-item>
        <text:list-item>
          <text:p text:style-name="P5"><text:span text:style-name="Strong_20_Emphasis"><text:span text:style-name="T1">Token Creation:</text:span></text:span></text:p>
          <text:list>
            <text:list-item>
              <text:p text:style-name="P31">Deploy the smart contract on your chosen blockchain.</text:p>
            </text:list-item>
            <text:list-item>
              <text:p text:style-name="P31">Use the smart contract to mint (create) the carbon credit tokens in accordance with the verified and validated carbon credits.</text:p>
            </text:list-item>
          </text:list>
        </text:list-item>
        <text:list-item>
          <text:p text:style-name="P5"><text:span text:style-name="Strong_20_Emphasis"><text:span text:style-name="T1">Metadata and Standards:</text:span></text:span></text:p>
          <text:list>
            <text:list-item>
              <text:p text:style-name="P31">Include metadata within the token to provide information about the carbon credits, such as the source of emission reduction, project details, validation certificates, and other relevant information. This metadata can be crucial for transparency and accountability.</text:p>
            </text:list-item>
          </text:list>
        </text:list-item>
        <text:list-item>
          <text:p text:style-name="P5"><text:span text:style-name="Strong_20_Emphasis"><text:span text:style-name="T1">Ownership and Transfer:</text:span></text:span></text:p>
          <text:list>
            <text:list-item>
              <text:p text:style-name="P31">Implement mechanisms for transferring ownership of these tokens securely. This involves integrating the smart contract with wallet software and other tools that allow users to send, receive, and manage their tokens.</text:p>
            </text:list-item>
          </text:list>
        </text:list-item>
        <text:list-item>
          <text:p text:style-name="P5"><text:span text:style-name="Strong_20_Emphasis"><text:span text:style-name="T1">Marketplace (Optional):</text:span></text:span></text:p>
          <text:list>
            <text:list-item>
              <text:p text:style-name="P31">If you intend to create a marketplace where users can buy and sell carbon credit tokens, you'll need to build additional functionalities into your smart contract. This could involve setting up buy and sell orders, price discovery mechanisms, and <text:soft-page-break/>ensuring regulatory compliance.</text:p>
            </text:list-item>
          </text:list>
        </text:list-item>
        <text:list-item>
          <text:p text:style-name="P5"><text:span text:style-name="Strong_20_Emphasis"><text:span text:style-name="T1">User Interfaces:</text:span></text:span></text:p>
          <text:list>
            <text:list-item>
              <text:p text:style-name="P31">Develop user interfaces (web, mobile, etc.) that allow users to interact with their carbon credit tokens, view their holdings, transfer tokens, and access relevant information.</text:p>
            </text:list-item>
          </text:list>
        </text:list-item>
        <text:list-item>
          <text:p text:style-name="P5"><text:span text:style-name="Strong_20_Emphasis"><text:span text:style-name="T1">Security and Auditing:</text:span></text:span></text:p>
          <text:list>
            <text:list-item>
              <text:p text:style-name="P31">Implement rigorous security measures to protect the smart contract and user data. Security audits are essential to identify and mitigate vulnerabilities.</text:p>
            </text:list-item>
          </text:list>
        </text:list-item>
        <text:list-item>
          <text:p text:style-name="P5"><text:span text:style-name="Strong_20_Emphasis"><text:span text:style-name="T1">Legal and Regulatory Compliance:</text:span></text:span></text:p>
          <text:list>
            <text:list-item>
              <text:p text:style-name="P31">Ensure that your tokenization process complies with relevant legal and regulatory frameworks. Depending on your jurisdiction, carbon credit tokenization may be subject to specific regulations.</text:p>
            </text:list-item>
          </text:list>
        </text:list-item>
        <text:list-item>
          <text:p text:style-name="P5"><text:span text:style-name="Strong_20_Emphasis"><text:span text:style-name="T1">Education and Adoption:</text:span></text:span></text:p>
          <text:list>
            <text:list-item>
              <text:p text:style-name="P5">Educate users about how to use, trade, and benefit from these tokenized carbon credits. Adoption is crucial for the success of any tokenized asset.</text:p>
            </text:list-item>
          </text:list>
        </text:list-item>
      </text:list>
      <text:p text:style-name="P4">Remember, tokenizing carbon credits involves not just technical aspects but also legal, economic, and environmental considerations. It's important to collaborate with experts in various fields to ensure a successful and ethical implementation.</text:p>
      <text:p text:style-name="P4"/>
      <text:p text:style-name="P6"><text:span text:style-name="T5">Re</text:span><text:span text:style-name="T2">lated to Token creation, could show a python code to gerate theses tokens?</text:span></text:p>
      <text:p text:style-name="P6"><text:span text:style-name="T2"/></text:p>
      <text:p text:style-name="P6"><text:span text:style-name="T4">Sure, here's a simplified example of how you might create a basic token on the Ethereum blockchain using the </text:span><text:span text:style-name="Source_20_Text"><text:span text:style-name="T6">web3.py</text:span></text:span><text:span text:style-name="T4"> library in Python. This example doesn't cover all the aspects of a fully-fledged carbon credit token, but it should give you a starting point. Please note that this example assumes you have some familiarity with Ethereum and Python programming.</text:span></text:p>
      <text:p text:style-name="P4"><text:span text:style-name="T11">First, you'll need to install the </text:span><text:span text:style-name="Source_20_Text"><text:span text:style-name="T12">web3.py</text:span></text:span><text:span text:style-name="T11"> library if you haven't already: <text:s/></text:span><text:span text:style-name="T7">pip install web3</text:span></text:p>
      <text:p text:style-name="P4"><text:span text:style-name="T7"/></text:p>
      <text:p text:style-name="P7"><text:span text:style-name="T8">from web3 import Web3</text:span></text:p>
      <text:p text:style-name="P7"><text:span text:style-name="T8"/></text:p>
      <text:p text:style-name="P7"><text:span text:style-name="T8"># Connect to a local Ethereum node or a remote node</text:span></text:p>
      <text:p text:style-name="P7"><text:span text:style-name="T8">w3 = Web3(Web3.HTTPProvider('https://mainnet.infura.io/v3/YOUR_INFURA_PROJECT_ID'))</text:span></text:p>
      <text:p text:style-name="P7"><text:span text:style-name="T8"/></text:p>
      <text:p text:style-name="P7"><text:span text:style-name="T8"># Account information</text:span></text:p>
      <text:p text:style-name="P7"><text:soft-page-break/><text:span text:style-name="T8">private_key = 'YOUR_PRIVATE_KEY'</text:span></text:p>
      <text:p text:style-name="P7"><text:span text:style-name="T8">from_address = 'YOUR_PUBLIC_ADDRESS'</text:span></text:p>
      <text:p text:style-name="P7"><text:span text:style-name="T8"/></text:p>
      <text:p text:style-name="P7"><text:span text:style-name="T8"># Contract ABI (Application Binary Interface) - Define your own ABI based on your smart contract</text:span></text:p>
      <text:p text:style-name="P7"><text:span text:style-name="T8">contract_abi = [...]</text:span></text:p>
      <text:p text:style-name="P7"><text:span text:style-name="T8">contract_address = 'YOUR_CONTRACT_ADDRESS'</text:span></text:p>
      <text:p text:style-name="P7"><text:span text:style-name="T8"/></text:p>
      <text:p text:style-name="P7"><text:span text:style-name="T8"># Create a contract instance</text:span></text:p>
      <text:p text:style-name="P7"><text:span text:style-name="T8">contract = w3.eth.contract(address=contract_address, abi=contract_abi)</text:span></text:p>
      <text:p text:style-name="P7"><text:span text:style-name="T8"/></text:p>
      <text:p text:style-name="P7"><text:span text:style-name="T8"># Token creation function</text:span></text:p>
      <text:p text:style-name="P7"><text:span text:style-name="T8">def create_tokens(to_address, amount):</text:span></text:p>
      <text:p text:style-name="P7"><text:span text:style-name="T8"><text:s text:c="4"/>nonce = w3.eth.getTransactionCount(from_address)</text:span></text:p>
      <text:p text:style-name="P7"><text:span text:style-name="T8"><text:s text:c="4"/>txn_dict = contract.functions.mint(to_address, amount).buildTransaction({</text:span></text:p>
      <text:p text:style-name="P7"><text:span text:style-name="T8"><text:s text:c="8"/>'chainId': 1, <text:s/># Ethereum mainnet</text:span></text:p>
      <text:p text:style-name="P7"><text:span text:style-name="T8"><text:s text:c="8"/>'gas': 2000000,</text:span></text:p>
      <text:p text:style-name="P7"><text:span text:style-name="T8"><text:s text:c="8"/>'gasPrice': w3.toWei('40', 'gwei'),</text:span></text:p>
      <text:p text:style-name="P7"><text:span text:style-name="T8"><text:s text:c="8"/>'nonce': nonce,</text:span></text:p>
      <text:p text:style-name="P7"><text:span text:style-name="T8"><text:s text:c="4"/>})</text:span></text:p>
      <text:p text:style-name="P7"><text:span text:style-name="T8"><text:s text:c="4"/>signed_txn = w3.eth.account.signTransaction(txn_dict, private_key=private_key)</text:span></text:p>
      <text:p text:style-name="P7"><text:span text:style-name="T8"><text:s text:c="4"/>tx_hash = w3.eth.sendRawTransaction(signed_txn.rawTransaction)</text:span></text:p>
      <text:p text:style-name="P7"><text:span text:style-name="T8"><text:s text:c="4"/>return tx_hash</text:span></text:p>
      <text:p text:style-name="P7"><text:span text:style-name="T8"/></text:p>
      <text:p text:style-name="P7"><text:span text:style-name="T8"># Example usage: Create 100 tokens for a specific address</text:span></text:p>
      <text:p text:style-name="P7"><text:span text:style-name="T8">to_address = 'RECIPIENT_ADDRESS'</text:span></text:p>
      <text:p text:style-name="P7"><text:span text:style-name="T8">amount = 100</text:span></text:p>
      <text:p text:style-name="P7"><text:span text:style-name="T8"/></text:p>
      <text:p text:style-name="P7"><text:span text:style-name="T8">transaction_hash = create_tokens(to_address, amount)</text:span></text:p>
      <text:p text:style-name="P7"><text:span text:style-name="T8">print(f"Token creation transaction hash: {transaction_hash.hex()}")</text:span></text:p>
      <text:p text:style-name="P7"><text:span text:style-name="T11"/></text:p>
      <text:p text:style-name="P4"><text:span text:style-name="T11">Please note that you need to replace placeholders like </text:span><text:span text:style-name="Source_20_Text"><text:span text:style-name="T12">YOUR_INFURA_PROJECT_ID</text:span></text:span><text:span text:style-name="T11">, </text:span><text:span text:style-name="Source_20_Text"><text:span text:style-name="T12">YOUR_PRIVATE_KEY</text:span></text:span><text:span text:style-name="T11">, </text:span><text:span text:style-name="Source_20_Text"><text:span text:style-name="T12">YOUR_PUBLIC_ADDRESS</text:span></text:span><text:span text:style-name="T11">, </text:span><text:span text:style-name="Source_20_Text"><text:span text:style-name="T12">YOUR_CONTRACT_ADDRESS</text:span></text:span><text:span text:style-name="T11">, and </text:span><text:span text:style-name="Source_20_Text"><text:span text:style-name="T12">contract_abi</text:span></text:span><text:span text:style-name="T11"> with the actual values relevant to your project.</text:span></text:p>
      <text:p text:style-name="P4"><text:soft-page-break/>This example is quite basic and doesn't cover aspects like token metadata, validation, compliance, or error handling. Tokenizing real-world assets involves significant complexity and should be developed and audited thoroughly to ensure security and correctness.</text:p>
      <text:p text:style-name="P4"/>
      <text:p text:style-name="P10">But how can I add the carbo credit NFT, details and metadata to the blockchain using Python? </text:p>
      <text:p text:style-name="P9">To add carbon credit NFTs (Non-Fungible Tokens) with details and metadata to the blockchain using Python, you can follow these steps:</text:p>
      <text:list xml:id="list123163218" text:style-name="L2">
        <text:list-item>
          <text:p text:style-name="P16"><text:span text:style-name="Strong_20_Emphasis"><text:span text:style-name="T1">Create Metadata:</text:span></text:span> First, you need to create metadata for each NFT. Metadata includes information about the carbon credit, such as project details, validation certificates, emissions data, and any other relevant information. You typically structure this metadata as a JSON object.</text:p>
        </text:list-item>
        <text:list-item>
          <text:p text:style-name="P16"><text:span text:style-name="Strong_20_Emphasis"><text:span text:style-name="T1">Upload Metadata:</text:span></text:span> Store the metadata on a decentralized file storage system, such as IPFS (InterPlanetary File System), and obtain the IPFS hash of the metadata file. This ensures that the metadata is accessible and immutable.</text:p>
        </text:list-item>
        <text:list-item>
          <text:p text:style-name="P16"><text:span text:style-name="Strong_20_Emphasis"><text:span text:style-name="T1">Mint NFTs:</text:span></text:span> Use a smart contract that conforms to the ERC-721 standard (or a similar NFT standard) to mint the NFTs on the blockchain. The metadata is linked to each NFT through its token ID.</text:p>
        </text:list-item>
      </text:list>
      <text:p text:style-name="P4">Here's an example of how you might achieve this using the <text:span text:style-name="Source_20_Text"><text:span text:style-name="T1">web3.py</text:span></text:span> library and the <text:span text:style-name="Source_20_Text"><text:span text:style-name="T1">pinata</text:span></text:span> library for interacting with IPFS. This example assumes you have already deployed an ERC-721 smart contract and have familiarity with Ethereum, Python, and IPFS.</text:p>
      <text:p text:style-name="P4"/>
      <text:p text:style-name="P4">from web3 import Web3</text:p>
      <text:p text:style-name="P4">import pinata</text:p>
      <text:p text:style-name="P4"/>
      <text:p text:style-name="P4"># Ethereum setup</text:p>
      <text:p text:style-name="P4">w3 = Web3(Web3.HTTPProvider('https://mainnet.infura.io/v3/YOUR_INFURA_PROJECT_ID'))</text:p>
      <text:p text:style-name="P4">contract_address = 'YOUR_ERC721_CONTRACT_ADDRESS'</text:p>
      <text:p text:style-name="P4">contract_abi = [...] <text:s/># Your ERC-721 contract ABI</text:p>
      <text:p text:style-name="P4"/>
      <text:p text:style-name="P4"># Pinata setup (for interacting with IPFS)</text:p>
      <text:p text:style-name="P4">pinata_api_key = 'YOUR_PINATA_API_KEY'</text:p>
      <text:p text:style-name="P4">pinata_secret_api_key = 'YOUR_PINATA_SECRET_API_KEY'</text:p>
      <text:p text:style-name="P4"/>
      <text:p text:style-name="P4"># Metadata for NFT (sample)</text:p>
      <text:p text:style-name="P4"><text:soft-page-break/>metadata = {</text:p>
      <text:p text:style-name="P4"><text:s text:c="4"/>"name": "Carbon Credit NFT",</text:p>
      <text:p text:style-name="P4"><text:s text:c="4"/>"description": "Tokenized carbon credit for carbon compensation",</text:p>
      <text:p text:style-name="P4"><text:s text:c="4"/>"project": "XYZ Carbon Offset Project",</text:p>
      <text:p text:style-name="P4"><text:s text:c="4"/>"validation": "Validation certificate details",</text:p>
      <text:p text:style-name="P4"><text:s text:c="4"/>"emissions": "Emissions reduction data",</text:p>
      <text:p text:style-name="P4"><text:s text:c="4"/># Add more relevant fields</text:p>
      <text:p text:style-name="P4">}</text:p>
      <text:p text:style-name="P4"/>
      <text:p text:style-name="P4"># Upload metadata to IPFS</text:p>
      <text:p text:style-name="P4">pinata_api = pinata.Pinata(pinata_api_key, pinata_secret_api_key)</text:p>
      <text:p text:style-name="P4">metadata_ipfs_hash = pinata_api.pin_json(metadata)</text:p>
      <text:p text:style-name="P4"/>
      <text:p text:style-name="P4"># Mint NFT with metadata</text:p>
      <text:p text:style-name="P4">def mint_nft(to_address, metadata_ipfs_hash):</text:p>
      <text:p text:style-name="P4"><text:s text:c="4"/>contract = w3.eth.contract(address=contract_address, abi=contract_abi)</text:p>
      <text:p text:style-name="P4"><text:s text:c="4"/>nonce = w3.eth.getTransactionCount(from_address)</text:p>
      <text:p text:style-name="P4"><text:s text:c="4"/></text:p>
      <text:p text:style-name="P4"><text:s text:c="4"/>txn_dict = contract.functions.mint(to_address, metadata_ipfs_hash).buildTransaction({</text:p>
      <text:p text:style-name="P4"><text:s text:c="8"/>'chainId': 1, <text:s/># Ethereum mainnet</text:p>
      <text:p text:style-name="P4"><text:s text:c="8"/>'gas': 2000000,</text:p>
      <text:p text:style-name="P4"><text:s text:c="8"/>'gasPrice': w3.toWei('40', 'gwei'),</text:p>
      <text:p text:style-name="P4"><text:s text:c="8"/>'nonce': nonce,</text:p>
      <text:p text:style-name="P4"><text:s text:c="4"/>})</text:p>
      <text:p text:style-name="P4"><text:s text:c="4"/></text:p>
      <text:p text:style-name="P4"><text:s text:c="4"/>signed_txn = w3.eth.account.signTransaction(txn_dict, private_key=private_key)</text:p>
      <text:p text:style-name="P4"><text:s text:c="4"/>tx_hash = w3.eth.sendRawTransaction(signed_txn.rawTransaction)</text:p>
      <text:p text:style-name="P4"><text:s text:c="4"/>return tx_hash</text:p>
      <text:p text:style-name="P4"/>
      <text:p text:style-name="P4"># Example usage: Mint NFT for a specific address</text:p>
      <text:p text:style-name="P4">to_address = 'RECIPIENT_ADDRESS'</text:p>
      <text:p text:style-name="P4">transaction_hash = mint_nft(to_address, metadata_ipfs_hash)</text:p>
      <text:p text:style-name="P4"><text:soft-page-break/>print(f"NFT minting transaction hash: {transaction_hash.hex()}")</text:p>
      <text:p text:style-name="P4"/>
      <text:p text:style-name="P4">In this example, you'll need to replace placeholders like <text:span text:style-name="Source_20_Text"><text:span text:style-name="T1">YOUR_INFURA_PROJECT_ID</text:span></text:span>, <text:span text:style-name="Source_20_Text"><text:span text:style-name="T1">YOUR_ERC721_CONTRACT_ADDRESS</text:span></text:span>, <text:span text:style-name="Source_20_Text"><text:span text:style-name="T1">pinata_api_key</text:span></text:span>, <text:span text:style-name="Source_20_Text"><text:span text:style-name="T1">pinata_secret_api_key</text:span></text:span>, and adapt the <text:span text:style-name="Source_20_Text"><text:span text:style-name="T1">contract_abi</text:span></text:span> to match your ERC-721 smart contract's ABI.</text:p>
      <text:p text:style-name="P4">Remember that this is a simplified example, and real-world applications should include proper error handling, security measures, and thorough testing. Additionally, ensure that your smart contract logic securely handles the metadata linkage and IPFS integration.</text:p>
      <text:p text:style-name="P4"/>
      <text:p text:style-name="P4"/>
      <text:p text:style-name="P3">Can you generate an and real-world applications should include proper error handling, security measures, and thorough testing. Additionally, ensure that your smart contract logic securely handles the metadata linkage and IPFS integration.</text:p>
      <text:p text:style-name="P2"/>
      <text:p text:style-name="P17">Certainly, here's a more comprehensive example that includes error handling, security measures, and better structure for handling metadata linkage and IPFS integration. This example demonstrates a higher level of robustness and adherence to best practices.</text:p>
      <text:p text:style-name="P4"/>
      <text:p text:style-name="P4">from web3 import Web3</text:p>
      <text:p text:style-name="P4">import pinata</text:p>
      <text:p text:style-name="P4"/>
      <text:p text:style-name="P4"># Ethereum setup</text:p>
      <text:p text:style-name="P4">w3 = Web3(Web3.HTTPProvider('https://mainnet.infura.io/v3/YOUR_INFURA_PROJECT_ID'))</text:p>
      <text:p text:style-name="P4">contract_address = 'YOUR_ERC721_CONTRACT_ADDRESS'</text:p>
      <text:p text:style-name="P4">contract_abi = [...] <text:s/># Your ERC-721 contract ABI</text:p>
      <text:p text:style-name="P4"/>
      <text:p text:style-name="P4"># Pinata setup (for interacting with IPFS)</text:p>
      <text:p text:style-name="P4">pinata_api_key = 'YOUR_PINATA_API_KEY'</text:p>
      <text:p text:style-name="P4">pinata_secret_api_key = 'YOUR_PINATA_SECRET_API_KEY'</text:p>
      <text:p text:style-name="P4"/>
      <text:p text:style-name="P4"># Metadata for NFT (sample)</text:p>
      <text:p text:style-name="P4">metadata = {</text:p>
      <text:p text:style-name="P4"><text:s text:c="4"/>"name": "Carbon Credit NFT",</text:p>
      <text:p text:style-name="P4"><text:s text:c="4"/>"description": "Tokenized carbon credit for carbon compensation",</text:p>
      <text:p text:style-name="P4"><text:soft-page-break/><text:s text:c="4"/>"project": "XYZ Carbon Offset Project",</text:p>
      <text:p text:style-name="P4"><text:s text:c="4"/>"validation": "Validation certificate details",</text:p>
      <text:p text:style-name="P4"><text:s text:c="4"/>"emissions": "Emissions reduction data",</text:p>
      <text:p text:style-name="P4"><text:s text:c="4"/># Add more relevant fields</text:p>
      <text:p text:style-name="P4">}</text:p>
      <text:p text:style-name="P4"/>
      <text:p text:style-name="P4"># Function to upload metadata to IPFS</text:p>
      <text:p text:style-name="P4">def upload_metadata_to_ipfs(metadata):</text:p>
      <text:p text:style-name="P4"><text:s text:c="4"/>pinata_api = pinata.Pinata(pinata_api_key, pinata_secret_api_key)</text:p>
      <text:p text:style-name="P4"><text:s text:c="4"/>metadata_ipfs_hash = pinata_api.pin_json(metadata)</text:p>
      <text:p text:style-name="P4"><text:s text:c="4"/>return metadata_ipfs_hash</text:p>
      <text:p text:style-name="P4"/>
      <text:p text:style-name="P4"># Function to mint NFT with metadata</text:p>
      <text:p text:style-name="P4">def mint_nft(to_address, metadata_ipfs_hash):</text:p>
      <text:p text:style-name="P4"><text:s text:c="4"/>contract = w3.eth.contract(address=contract_address, abi=contract_abi)</text:p>
      <text:p text:style-name="P4"><text:s text:c="4"/>nonce = w3.eth.getTransactionCount(from_address)</text:p>
      <text:p text:style-name="P4"><text:s text:c="4"/></text:p>
      <text:p text:style-name="P4"><text:s text:c="4"/>txn_dict = contract.functions.mint(to_address, metadata_ipfs_hash).buildTransaction({</text:p>
      <text:p text:style-name="P4"><text:s text:c="8"/>'chainId': 1, <text:s/># Ethereum mainnet</text:p>
      <text:p text:style-name="P4"><text:s text:c="8"/>'gas': 2000000,</text:p>
      <text:p text:style-name="P4"><text:s text:c="8"/>'gasPrice': w3.toWei('40', 'gwei'),</text:p>
      <text:p text:style-name="P4"><text:s text:c="8"/>'nonce': nonce,</text:p>
      <text:p text:style-name="P4"><text:s text:c="4"/>})</text:p>
      <text:p text:style-name="P4"><text:s text:c="4"/></text:p>
      <text:p text:style-name="P4"><text:s text:c="4"/>signed_txn = w3.eth.account.signTransaction(txn_dict, private_key=private_key)</text:p>
      <text:p text:style-name="P4"><text:s text:c="4"/>tx_hash = w3.eth.sendRawTransaction(signed_txn.rawTransaction)</text:p>
      <text:p text:style-name="P4"><text:s text:c="4"/>return tx_hash</text:p>
      <text:p text:style-name="P4"/>
      <text:p text:style-name="P4"># Example usage</text:p>
      <text:p text:style-name="P4">from_address = 'YOUR_PUBLIC_ADDRESS'</text:p>
      <text:p text:style-name="P4">private_key = 'YOUR_PRIVATE_KEY'</text:p>
      <text:p text:style-name="P4">to_address = 'RECIPIENT_ADDRESS'</text:p>
      <text:p text:style-name="P4"><text:soft-page-break/></text:p>
      <text:p text:style-name="P4">try:</text:p>
      <text:p text:style-name="P4"><text:s text:c="4"/>metadata_ipfs_hash = upload_metadata_to_ipfs(metadata)</text:p>
      <text:p text:style-name="P4"><text:s text:c="4"/>transaction_hash = mint_nft(to_address, metadata_ipfs_hash)</text:p>
      <text:p text:style-name="P4"><text:s text:c="4"/>print(f"NFT minting transaction hash: {transaction_hash.hex()}")</text:p>
      <text:p text:style-name="P4">except Exception as e:</text:p>
      <text:p text:style-name="P4"><text:s text:c="4"/>print(f"An error occurred: {e}")</text:p>
      <text:p text:style-name="P4"/>
      <text:p text:style-name="P17">In this example:</text:p>
      <text:list xml:id="list4063593346" text:style-name="L3">
        <text:list-item>
          <text:p text:style-name="P32"><text:span text:style-name="T1">The metadata upload to IPFS is wrapped in a function </text:span><text:span text:style-name="Source_20_Text"><text:span text:style-name="T1">upload_metadata_to_ipfs</text:span></text:span><text:span text:style-name="T1"> for better organization.</text:span></text:p>
        </text:list-item>
        <text:list-item>
          <text:p text:style-name="P32"><text:span text:style-name="T1">The main NFT minting process is wrapped in a function </text:span><text:span text:style-name="Source_20_Text"><text:span text:style-name="T1">mint_nft</text:span></text:span><text:span text:style-name="T1"> for better organization.</text:span></text:p>
        </text:list-item>
        <text:list-item>
          <text:p text:style-name="P33">Error handling is implemented using a try-except block to catch and display any exceptions that might occur during the process.</text:p>
        </text:list-item>
        <text:list-item>
          <text:p text:style-name="P33">The actual addresses and keys are not hardcoded; you need to replace the placeholders with your actual values.</text:p>
        </text:list-item>
        <text:list-item>
          <text:p text:style-name="P18">Comments are provided to explain each step and its purpose.</text:p>
        </text:list-item>
      </text:list>
      <text:p text:style-name="P17">Remember that working with blockchain and NFTs requires a solid understanding of Ethereum, Python, and the libraries being used. Additionally, ensure you're following security best practices, such as keeping your private keys secure and not hardcoding them in your code.</text:p>
      <text:p text:style-name="P30"/>
      <text:p text:style-name="P10">How can I digitalize a carbon credit using Python?</text:p>
      <text:p text:style-name="P10"/>
      <text:p text:style-name="P9">Digitalizing a carbon credit involves converting a physical or paper-based carbon credit into a digital format that can be represented and tracked on a blockchain. Here's a general outline of how you might approach digitalizing a carbon credit using Python:</text:p>
      <text:p text:style-name="P9"/>
      <text:list xml:id="list2100761386" text:style-name="L4">
        <text:list-item>
          <text:p text:style-name="P19"><text:span text:style-name="Strong_20_Emphasis"><text:span text:style-name="T1">Collect and Prepare Data:</text:span></text:span> Gather all relevant data associated with the carbon credit, including emission reduction details, project information, validation certificates, and any other metadata. Organize this data in a structured format, such as a JSON object.</text:p>
        </text:list-item>
        <text:list-item>
          <text:p text:style-name="P19"><text:span text:style-name="Strong_20_Emphasis"><text:span text:style-name="T1">Choose Blockchain Platform:</text:span></text:span> Decide on a suitable blockchain platform for digitalizing the carbon credit. Ethereum, for example, is often used for creating tokens and NFTs.</text:p>
        </text:list-item>
        <text:list-item>
          <text:p text:style-name="P19"><text:soft-page-break/><text:span text:style-name="Strong_20_Emphasis"><text:span text:style-name="T1">Create Smart Contract:</text:span></text:span> Write a smart contract that defines the structure and behavior of the digital carbon credit. This contract should include properties like the carbon credit's attributes, ownership transfer mechanisms, and possibly methods to verify and validate the credit.</text:p>
        </text:list-item>
        <text:list-item>
          <text:p text:style-name="P19"><text:span text:style-name="Strong_20_Emphasis"><text:span text:style-name="T1">Tokenization or NFT Creation:</text:span></text:span> Depending on your use case, you can choose to tokenize the carbon credit (creating fungible tokens) or create a carbon credit NFT (non-fungible token). Fungible tokens might represent a certain amount of carbon credit, while NFTs could represent unique carbon credits with distinct attributes.</text:p>
        </text:list-item>
        <text:list-item>
          <text:p text:style-name="P19"><text:span text:style-name="Strong_20_Emphasis"><text:span text:style-name="T1">Implement Metadata Handling:</text:span></text:span> Integrate the metadata you collected into the token or NFT. This could involve including the metadata directly in the token's properties or storing the metadata off-chain and linking to it using IPFS or a similar system.</text:p>
        </text:list-item>
        <text:list-item>
          <text:p text:style-name="P19"><text:span text:style-name="Strong_20_Emphasis"><text:span text:style-name="T1">Minting and Distribution:</text:span></text:span> Use your Python code to interact with the blockchain and mint the tokens or NFTs. This involves calling the minting function of your smart contract, providing the necessary data and metadata as arguments.</text:p>
        </text:list-item>
        <text:list-item>
          <text:p text:style-name="P19"><text:span text:style-name="Strong_20_Emphasis"><text:span text:style-name="T1">User Interfaces (Optional):</text:span></text:span> If you're creating a platform for users to manage their digital carbon credits, develop user interfaces (web or mobile apps) that allow users to view, transfer, and trade their tokens or NFTs.</text:p>
        </text:list-item>
        <text:list-item>
          <text:p text:style-name="P19"><text:span text:style-name="Strong_20_Emphasis"><text:span text:style-name="T1">Testing and Deployment:</text:span></text:span> Thoroughly test your smart contract and the digitalization process on testnets before deploying to the mainnet to avoid any unexpected issues.</text:p>
        </text:list-item>
      </text:list>
      <text:p text:style-name="P4"/>
      <text:p text:style-name="P10"><text:span text:style-name="T15">C</text:span>an you create a real-world API using Python FastAPI for users to manage their digital carbon credits, and allow users to view, transfer, and trade their tokens or NFTs integrated with the Ethereum blockchain Metamask wallet and IPFS?</text:p>
      <text:p text:style-name="P4">Creating a fully-fledged real-world API that integrates Ethereum, Metamask, IPFS, and FastAPI involves multiple complex components and interactions. Here, I can provide you with a broad outline of how such an API might be structured. However, implementing all the details would require a significant amount of code and careful consideration. I'll guide you through the main steps you'd need to take.</text:p>
      <text:p text:style-name="P4">Please note that this is a high-level overview, and you'll need to dive into the details of each step to implement a working solution.</text:p>
      <text:list xml:id="list2800321893" text:style-name="L7">
        <text:list-item>
          <text:p text:style-name="P21"><text:span text:style-name="Strong_20_Emphasis"><text:span text:style-name="T1">Setup and Dependencies:</text:span></text:span></text:p>
        </text:list-item>
      </text:list>
      <text:p text:style-name="P4">Install the necessary libraries: <text:span text:style-name="T9">pip install fastapi uvicorn web3</text:span></text:p>
      <text:p text:style-name="P11"><text:span text:style-name="Strong_20_Emphasis"><text:span text:style-name="T1">Create FastAPI Routes:</text:span></text:span></text:p>
      <text:p text:style-name="P4">Define FastAPI routes that will handle interactions with the Ethereum blockchain, Metamask wallet, and IPFS:</text:p>
      <text:p text:style-name="P11"/>
      <text:p text:style-name="P8"><text:soft-page-break/>from fastapi import FastAPI, HTTPException, Depends</text:p>
      <text:p text:style-name="P8">from web3 import Web3</text:p>
      <text:p text:style-name="P8">from pydantic import BaseModel</text:p>
      <text:p text:style-name="P8"/>
      <text:p text:style-name="P8">app = FastAPI()</text:p>
      <text:p text:style-name="P8"/>
      <text:p text:style-name="P8"># Initialize Web3 instance</text:p>
      <text:p text:style-name="P8">w3 = Web3(Web3.HTTPProvider('https://mainnet.infura.io/v3/YOUR_INFURA_PROJECT_ID'))</text:p>
      <text:p text:style-name="P8"/>
      <text:p text:style-name="P8"># Define Ethereum account</text:p>
      <text:p text:style-name="P8">ethereum_account = w3.eth.account.from_key('YOUR_PRIVATE_KEY')</text:p>
      <text:p text:style-name="P8"/>
      <text:p text:style-name="P8">class TokenTransfer(BaseModel):</text:p>
      <text:p text:style-name="P8"><text:s text:c="4"/>from_user: str</text:p>
      <text:p text:style-name="P8"><text:s text:c="4"/>to_user: str</text:p>
      <text:p text:style-name="P8"><text:s text:c="4"/>token_id: str</text:p>
      <text:p text:style-name="P8"/>
      <text:p text:style-name="P8">@app.post('/transfer_token')</text:p>
      <text:p text:style-name="P8">def transfer_token(data: TokenTransfer):</text:p>
      <text:p text:style-name="P8"><text:s text:c="4"/># Connect to your smart contract and perform the transfer logic</text:p>
      <text:p text:style-name="P8"><text:s text:c="4"/># You need to sign transactions with the Ethereum account's private key</text:p>
      <text:p text:style-name="P8"><text:s text:c="4"/># Handle Metamask authentication and IPFS interaction here</text:p>
      <text:p text:style-name="P8"/>
      <text:p text:style-name="P8"><text:s text:c="4"/># Return appropriate responses indicating success or failure</text:p>
      <text:p text:style-name="P8"/>
      <text:p text:style-name="P8"><text:span text:style-name="Strong_20_Emphasis"><text:span text:style-name="T1">Ethereum Smart Contract Interaction:</text:span></text:span></text:p>
      <text:p text:style-name="P4">You'll need to interact with your Ethereum smart contract to perform actions like transferring tokens. Use the <text:span text:style-name="Source_20_Text"><text:span text:style-name="T1">web3.py</text:span></text:span> library to sign transactions and call contract functions.</text:p>
      <text:list xml:id="list105218758" text:style-name="L10">
        <text:list-item>
          <text:p text:style-name="P22"><text:span text:style-name="Strong_20_Emphasis"><text:span text:style-name="T1">Metamask Integration:</text:span></text:span></text:p>
        </text:list-item>
      </text:list>
      <text:p text:style-name="P4">Metamask provides a JavaScript library for integrating with Ethereum-based applications. In your frontend (web/mobile app), you'll need to connect Metamask, obtain user approval for transactions, <text:soft-page-break/>and handle transactions through Metamask.</text:p>
      <text:list xml:id="list3963775198" text:style-name="L11">
        <text:list-item>
          <text:p text:style-name="P23"><text:span text:style-name="Strong_20_Emphasis"><text:span text:style-name="T1">IPFS Integration:</text:span></text:span></text:p>
        </text:list-item>
      </text:list>
      <text:p text:style-name="P4">Use the <text:span text:style-name="Source_20_Text"><text:span text:style-name="T1">ipfshttpclient</text:span></text:span> library to interact with the IPFS network. You can upload and retrieve metadata to/from IPFS. Incorporate this into your transfer process.</text:p>
      <text:list xml:id="list1627805226" text:style-name="L12">
        <text:list-item>
          <text:p text:style-name="P24"><text:span text:style-name="Strong_20_Emphasis"><text:span text:style-name="T1">User Authentication and Authorization:</text:span></text:span></text:p>
        </text:list-item>
      </text:list>
      <text:p text:style-name="P4">Implement user authentication and authorization to ensure that users can only manage their own digital carbon credits.</text:p>
      <text:list xml:id="list1007535287" text:style-name="L13">
        <text:list-item>
          <text:p text:style-name="P25"><text:span text:style-name="Strong_20_Emphasis"><text:span text:style-name="T1">Secure Private Key Management:</text:span></text:span></text:p>
        </text:list-item>
      </text:list>
      <text:p text:style-name="P4">Implement secure methods for managing private keys. Avoid hardcoding them and consider using environment variables or a secure key management solution.</text:p>
      <text:list xml:id="list1113722830" text:style-name="L14">
        <text:list-item>
          <text:p text:style-name="P26"><text:span text:style-name="Strong_20_Emphasis"><text:span text:style-name="T1">Testing and Deployment:</text:span></text:span></text:p>
        </text:list-item>
      </text:list>
      <text:p text:style-name="P4">Thoroughly test your application on testnets before deploying to the main Ethereum network. Ensure all interactions are secure and functioning as intended.</text:p>
      <text:list xml:id="list4126277795" text:style-name="L15">
        <text:list-item>
          <text:p text:style-name="P27"><text:span text:style-name="Strong_20_Emphasis"><text:span text:style-name="T1">User Interface Development:</text:span></text:span></text:p>
        </text:list-item>
      </text:list>
      <text:p text:style-name="P4">Develop a user interface (web or mobile app) that communicates with your FastAPI backend to allow users to view, transfer, and trade their tokens or NFTs.</text:p>
      <text:list xml:id="list2151014605" text:style-name="L16">
        <text:list-item>
          <text:p text:style-name="P28"><text:span text:style-name="Strong_20_Emphasis"><text:span text:style-name="T1">Secure Hosting and HTTPS:</text:span></text:span></text:p>
        </text:list-item>
      </text:list>
      <text:p text:style-name="P4">When deploying your FastAPI application and user interface, ensure you use secure hosting and enable HTTPS for data encryption.</text:p>
      <text:p text:style-name="P4">Remember that integrating all these components involves a significant amount of development, security considerations, and testing. This overview provides a roadmap, but the details will depend on your specific use case and requirements. If you're not experienced with these technologies, you might consider collaborating with a developer who has expertise in Ethereum, IPFS, and web development.</text:p>
      <text:p text:style-name="P4"/>
      <text:p text:style-name="P12">how can I transform a physical asset into a digital asset tokenized using cryptograph?</text:p>
      <text:p text:style-name="P12"/>
      <text:p text:style-name="P15">Transforming a physical asset into a digital asset tokenized using cryptography involves several steps. This process is often used in asset tokenization, where real-world assets are represented as digital tokens on a blockchain. Here's a high-level overview of the steps involved:</text:p>
      <text:list xml:id="list4218854381" text:style-name="L17">
        <text:list-item>
          <text:p text:style-name="P29"><text:span text:style-name="Strong_20_Emphasis"><text:span text:style-name="T1">Asset Identification and Evaluation:</text:span></text:span><text:span text:style-name="T1"> Identify the physical asset you want to tokenize and </text:span><text:soft-page-break/><text:span text:style-name="T1">evaluate its value, ownership rights, and legal considerations. This could be real estate, artwork, commodities, or any tangible asset.</text:span></text:p>
        </text:list-item>
        <text:list-item>
          <text:p text:style-name="P29"><text:span text:style-name="Strong_20_Emphasis"><text:span text:style-name="T1">Choose a Blockchain Platform:</text:span></text:span><text:span text:style-name="T1"> Select a blockchain platform that supports asset tokenization. Ethereum is commonly used due to its robust smart contract capabilities and established token standards like ERC-20 or ERC-721.</text:span></text:p>
        </text:list-item>
        <text:list-item>
          <text:p text:style-name="P29"><text:span text:style-name="Strong_20_Emphasis"><text:span text:style-name="T1">Smart Contract Development:</text:span></text:span><text:span text:style-name="T1"> Develop a smart contract that represents ownership of the physical asset. Depending on the asset's characteristics, you might create an ERC-20 token for fungible assets or an ERC-721 token for non-fungible assets.</text:span></text:p>
        </text:list-item>
        <text:list-item>
          <text:p text:style-name="P29"><text:span text:style-name="Strong_20_Emphasis"><text:span text:style-name="T1">Tokenization Process:</text:span></text:span><text:span text:style-name="T1"> Use the smart contract to create tokens that represent ownership of the physical asset. Tokens are minted (created) on the blockchain to represent shares or ownership units of the asset.</text:span></text:p>
        </text:list-item>
        <text:list-item>
          <text:p text:style-name="P29"><text:span text:style-name="Strong_20_Emphasis"><text:span text:style-name="T1">Cryptography and Digital Signatures:</text:span></text:span><text:span text:style-name="T1"> Use cryptography to ensure the security of transactions and ownership. Cryptographic techniques, including digital signatures, are used to prove ownership and enable secure transfer of tokens.</text:span></text:p>
        </text:list-item>
        <text:list-item>
          <text:p text:style-name="P29"><text:span text:style-name="Strong_20_Emphasis"><text:span text:style-name="T1">Authentication and Verification:</text:span></text:span><text:span text:style-name="T1"> Implement mechanisms to authenticate the asset's existence and condition. This might involve integrating external systems like IoT devices or external audits to validate the asset's physical state.</text:span></text:p>
        </text:list-item>
        <text:list-item>
          <text:p text:style-name="P29"><text:span text:style-name="Strong_20_Emphasis"><text:span text:style-name="T1">Legal and Regulatory Compliance:</text:span></text:span><text:span text:style-name="T1"> Ensure that the tokenization process complies with legal and regulatory requirements in the relevant jurisdictions. Work with legal experts to navigate aspects like ownership rights and securities regulations.</text:span></text:p>
        </text:list-item>
        <text:list-item>
          <text:p text:style-name="P29"><text:span text:style-name="Strong_20_Emphasis"><text:span text:style-name="T1">Marketplace or Exchange Integration:</text:span></text:span><text:span text:style-name="T1"> If desired, integrate the tokenized asset with a digital marketplace or exchange. This allows users to buy, sell, and trade the asset tokens.</text:span></text:p>
        </text:list-item>
        <text:list-item>
          <text:p text:style-name="P29"><text:span text:style-name="Strong_20_Emphasis"><text:span text:style-name="T1">User Interface Development:</text:span></text:span><text:span text:style-name="T1"> Create user interfaces (web or mobile apps) that allow users to interact with the tokenized asset. Users should be able to view their ownership, transfer tokens, and potentially access additional asset-related information.</text:span></text:p>
        </text:list-item>
        <text:list-item>
          <text:p text:style-name="P29"><text:span text:style-name="Strong_20_Emphasis"><text:span text:style-name="T1">Testing and Deployment:</text:span></text:span><text:span text:style-name="T1"> Thoroughly test the entire process on testnets before deploying to the mainnet. Ensure that all interactions are secure and that the tokenization process works as intended.</text:span></text:p>
        </text:list-item>
        <text:list-item>
          <text:p text:style-name="P29"><text:span text:style-name="Strong_20_Emphasis"><text:span text:style-name="T1">Asset Custody and Transfer:</text:span></text:span><text:span text:style-name="T1"> Develop procedures for transferring the physical asset's custody when the ownership of tokens changes hands. This could involve escrow services or legal processes.</text:span></text:p>
        </text:list-item>
        <text:list-item>
          <text:p text:style-name="P29"><text:span text:style-name="Strong_20_Emphasis"><text:span text:style-name="T1">Continuous Monitoring:</text:span></text:span><text:span text:style-name="T1"> After tokenization, continuously monitor the asset and its tokenized representation to ensure accuracy, compliance, and alignment with market </text:span><text:soft-page-break/><text:span text:style-name="T1">conditions.</text:span></text:p>
        </text:list-item>
      </text:list>
      <text:p text:style-name="P17">It's important to note that the tokenization of physical assets is a complex process that requires a multidisciplinary approach, involving blockchain technology, cryptography, legal considerations, and potentially financial expertise. Collaboration with experts in each relevant field is recommended to ensure the success and legal compliance of the tokenization project.</text:p>
      <text:p text:style-name="P17"/>
      <text:p text:style-name="P13">can you generate a code to transform a physical asset into a digital asset tokenized using cryptograph?</text:p>
      <text:p text:style-name="P13"/>
      <text:p text:style-name="P13"><text:span text:style-name="T10">Tokenizing a physical asset using cryptography and blockchain involves a complex process that requires smart contract development, blockchain integration, and potentially regulatory compliance. Creating a complete code for this process would be extensive and might differ depending on the asset type, blockchain platform, and specific requirements. However, I can provide a simplified example of how you might approach the tokenization of a physical asset using Python and the Ethereum blockchain with the </text:span><text:span text:style-name="Source_20_Text">web3.py</text:span> <text:span text:style-name="T10">library.</text:span></text:p>
      <text:p text:style-name="P13"><text:span text:style-name="T10"/></text:p>
      <text:p text:style-name="P13"><text:span text:style-name="Strong_20_Emphasis">Smart Contract:</text:span></text:p>
      <text:p text:style-name="P4">Create a simple Solidity smart contract for tokenizing a physical asset. Below is a basic example of an ERC-721 contract for tokenizing non-fungible physical assets:</text:p>
      <text:p text:style-name="P4"/>
      <text:p text:style-name="P13"><text:span text:style-name="T10">// SPDX-License-Identifier: MIT</text:span></text:p>
      <text:p text:style-name="P13"><text:span text:style-name="T10">pragma solidity ^0.8.0;</text:span></text:p>
      <text:p text:style-name="P13"><text:span text:style-name="T10">import "@openzeppelin/contracts/token/ERC721/ERC721.sol";</text:span></text:p>
      <text:p text:style-name="P13"><text:span text:style-name="T10"/></text:p>
      <text:p text:style-name="P13"><text:span text:style-name="T10">contract PhysicalAssetToken is ERC721 {</text:span></text:p>
      <text:p text:style-name="P13"><text:span text:style-name="T10"><text:s text:c="4"/>constructor(string memory _name, string memory _symbol) ERC721(_name, _symbol) {}</text:span></text:p>
      <text:p text:style-name="P13"><text:span text:style-name="T10"/></text:p>
      <text:p text:style-name="P13"><text:span text:style-name="T10"><text:s text:c="4"/>function mint(address to, uint256 tokenId) public {</text:span></text:p>
      <text:p text:style-name="P14"><text:span text:style-name="T10"><text:s text:c="8"/>_mint(to, tokenId);</text:span></text:p>
      <text:p text:style-name="P14"><text:soft-page-break/><text:span text:style-name="T10"><text:s text:c="4"/>}</text:span></text:p>
      <text:p text:style-name="P13"><text:span text:style-name="T10">}</text:span></text:p>
      <text:p text:style-name="P13"><text:span text:style-name="T10"/></text:p>
      <text:p text:style-name="P13"><text:span text:style-name="Strong_20_Emphasis">Python Code:</text:span></text:p>
      <text:p text:style-name="P4">Here's a simplified Python script that deploys the smart contract and mints a token representing a physical asset:</text:p>
      <text:p text:style-name="P13"><text:span text:style-name="T10"/></text:p>
      <text:p text:style-name="P13"><text:span text:style-name="T10">from web3 import Web3</text:span></text:p>
      <text:p text:style-name="P13"><text:span text:style-name="T10"/></text:p>
      <text:p text:style-name="P13"><text:span text:style-name="T10"># Connect to Ethereum node (Infura or local)</text:span></text:p>
      <text:p text:style-name="P13"><text:span text:style-name="T10">w3 = Web3(Web3.HTTPProvider('YOUR_INFURA_ENDPOINT'))</text:span></text:p>
      <text:p text:style-name="P13"><text:span text:style-name="T10"/></text:p>
      <text:p text:style-name="P13"><text:span text:style-name="T10"># Private key of the account deploying the contract</text:span></text:p>
      <text:p text:style-name="P13"><text:span text:style-name="T10">private_key = 'YOUR_PRIVATE_KEY'</text:span></text:p>
      <text:p text:style-name="P13"><text:span text:style-name="T10"/></text:p>
      <text:p text:style-name="P13"><text:span text:style-name="T10"># Smart contract bytecode and ABI (you need to provide these)</text:span></text:p>
      <text:p text:style-name="P13"><text:span text:style-name="T10">contract_bytecode = '0x&lt;CONTRACT_BYTECODE&gt;'</text:span></text:p>
      <text:p text:style-name="P13"><text:span text:style-name="T10">contract_abi = [...]</text:span></text:p>
      <text:p text:style-name="P13"><text:span text:style-name="T10"/></text:p>
      <text:p text:style-name="P13"><text:span text:style-name="T10"># Deploy the contract</text:span></text:p>
      <text:p text:style-name="P13"><text:span text:style-name="T10">nonce = w3.eth.getTransactionCount(w3.eth.accounts[0])</text:span></text:p>
      <text:p text:style-name="P13"><text:span text:style-name="T10">contract = w3.eth.contract(abi=contract_abi, bytecode=contract_bytecode)</text:span></text:p>
      <text:p text:style-name="P13"><text:span text:style-name="T10">transaction = contract.constructor('Asset Token', 'AST').buildTransaction({</text:span></text:p>
      <text:p text:style-name="P13"><text:span text:style-name="T10"><text:s text:c="4"/>'chainId': 1, <text:s text:c="10"/># Ethereum mainnet</text:span></text:p>
      <text:p text:style-name="P13"><text:span text:style-name="T10"><text:s text:c="4"/>'gas': 2000000,</text:span></text:p>
      <text:p text:style-name="P13"><text:span text:style-name="T10"><text:s text:c="4"/>'gasPrice': w3.toWei('40', 'gwei'),</text:span></text:p>
      <text:p text:style-name="P13"><text:span text:style-name="T10"><text:s text:c="4"/>'nonce': nonce,</text:span></text:p>
      <text:p text:style-name="P13"><text:span text:style-name="T10">})</text:span></text:p>
      <text:p text:style-name="P13"><text:soft-page-break/><text:span text:style-name="T10"/></text:p>
      <text:p text:style-name="P13"><text:span text:style-name="T10">signed_txn = w3.eth.account.signTransaction(transaction, private_key=private_key)</text:span></text:p>
      <text:p text:style-name="P13"><text:span text:style-name="T10">tx_hash = w3.eth.sendRawTransaction(signed_txn.rawTransaction)</text:span></text:p>
      <text:p text:style-name="P13"><text:span text:style-name="T10">print(f"Contract deployment transaction hash: {tx_hash.hex()}")</text:span></text:p>
      <text:p text:style-name="P13"><text:span text:style-name="T10"/></text:p>
      <text:p text:style-name="P13"><text:span text:style-name="T10"># Wait for the transaction to be mined</text:span></text:p>
      <text:p text:style-name="P13"><text:span text:style-name="T10">tx_receipt = w3.eth.waitForTransactionReceipt(tx_hash)</text:span></text:p>
      <text:p text:style-name="P13"><text:span text:style-name="T10">contract_address = tx_receipt['contractAddress']</text:span></text:p>
      <text:p text:style-name="P13"><text:span text:style-name="T10">print(f"Contract Address: {contract_address}")</text:span></text:p>
      <text:p text:style-name="P13"><text:span text:style-name="T10"/></text:p>
      <text:p text:style-name="P13"><text:span text:style-name="T10"># Mint a token for the physical asset</text:span></text:p>
      <text:p text:style-name="P13"><text:span text:style-name="T10">contract_instance = w3.eth.contract(abi=contract_abi, address=contract_address)</text:span></text:p>
      <text:p text:style-name="P13"><text:span text:style-name="T10">to_address = 'RECIPIENT_ADDRESS'</text:span></text:p>
      <text:p text:style-name="P13"><text:span text:style-name="T10">token_id = 1</text:span></text:p>
      <text:p text:style-name="P13"><text:span text:style-name="T10">tx_hash = contract_instance.functions.mint(to_address, token_id).transact({'from': w3.eth.accounts[0]})</text:span></text:p>
      <text:p text:style-name="P13"><text:span text:style-name="T10">print(f"Token minting transaction hash: {tx_hash.hex()}")</text:span></text:p>
      <text:p text:style-name="P13"><text:span text:style-name="T10"/></text:p>
      <text:p text:style-name="P13"><text:span text:style-name="T10">Replace placeholders like </text:span><text:span text:style-name="Source_20_Text"><text:span text:style-name="T10">YOUR_INFURA_ENDPOINT</text:span></text:span><text:span text:style-name="T10">, </text:span><text:span text:style-name="Source_20_Text"><text:span text:style-name="T10">YOUR_PRIVATE_KEY</text:span></text:span><text:span text:style-name="T10">, </text:span><text:span text:style-name="Source_20_Text"><text:span text:style-name="T10">CONTRACT_BYTECODE</text:span></text:span><text:span text:style-name="T10">, </text:span><text:span text:style-name="Source_20_Text"><text:span text:style-name="T10">contract_abi</text:span></text:span><text:span text:style-name="T10">, and others with your actual values.</text:span></text:p>
      <text:p text:style-name="P4">Remember that this example is greatly simplified and lacks proper error handling, security measures, and regulatory compliance checks. Tokenizing real assets involves intricate legal considerations, and you should consult legal experts to ensure compliance with relevant regulations.</text:p>
      <text:p text:style-name="P13"><text:span text:style-name="T10"/></text:p>
      <text:p text:style-name="P13"><text:span text:style-name="T10"/></text:p>
      <text:p text:style-name="P13"><text:span text:style-name="T10"/></text:p>
      <text:p text:style-name="P30"/>
      <text:p text:style-name="P12"><text:soft-page-break/></text:p>
      <text:p text:style-name="P8"/>
      <text:p text:style-name="P8"/>
      <text:p text:style-name="P4"/>
      <text:p text:style-name="P10"/>
      <text:p text:style-name="P10"/>
      <text:p text:style-name="P10"/>
      <text:p text:style-name="P10"/>
      <text:p text:style-name="P10"/>
      <text:p text:style-name="P4"/>
      <text:p text:style-name="P4"/>
      <text:p text:style-name="P10"/>
      <text:p text:style-name="P4"><text:span text:style-name="T11"/></text:p>
      <text:p text:style-name="P6"><text:span text:style-name="T2"/></text:p>
      <text:p text:style-name="P4"><text:span text:style-name="T3"/></text:p>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8-26T11:23:05.450962215</dc:date>
    <meta:editing-duration>PT2H56M40S</meta:editing-duration>
    <meta:editing-cycles>28</meta:editing-cycles>
    <meta:generator>LibreOffice/6.4.7.2$Linux_X86_64 LibreOffice_project/40$Build-2</meta:generator>
    <meta:document-statistic meta:table-count="0" meta:image-count="0" meta:object-count="0" meta:page-count="16" meta:paragraph-count="278" meta:word-count="3201" meta:character-count="24249" meta:non-whitespace-character-count="21032"/>
  </office:meta>
</office:document-meta>
</file>